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text-align="center"/>
      <style:text-properties fo:color="#ffffff" fo:font-family="メイリオ" style:font-family-generic="modern" style:font-pitch="variable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family="メイリオ" style:font-family-generic="moder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rect draw:style-name="gr1" draw:text-style-name="P1" draw:layer="layout" svg:width="6cm" svg:height="6cm" svg:x="2cm" svg:y="3cm">
            <text:p/>
          </draw:rect>
          <draw:frame draw:style-name="gr2" draw:text-style-name="P3" draw:layer="layout" svg:width="6.162cm" svg:height="5.331cm" svg:x="2cm" svg:y="3.669cm">
            <draw:text-box>
              <text:p text:style-name="P2"><text:span text:style-name="T1">Pi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27T17:31:20.47</meta:creation-date>
    <dc:date>2011-04-27T17:42:40</dc:date>
    <meta:editing-duration>PT00H11M23S</meta:editing-duration>
    <meta:editing-cycles>1</meta:editing-cycles>
    <meta:document-statistic meta:object-count="3"/>
    <meta:generator>OpenOffice.org/3.2$Win32 OpenOffice.org_project/320m18$Build-9502</meta:generator>
  </office:meta>
</office:document-meta>
</file>